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6.9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table:style-name="ce1"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table:style-name="ce1"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table:style-name="ce1"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table:style-name="ce1"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table:style-name="ce1"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table:style-name="ce1"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table:style-name="ce1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table:style-name="ce1"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12:54:31.34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7T13:02:53.717000000</dc:date>
    <meta:editing-duration>PT10H36M42S</meta:editing-duration>
    <meta:editing-cycles>4</meta:editing-cycles>
    <meta:generator>LibreOffice/7.6.0.3$Windows_X86_64 LibreOffice_project/69edd8b8ebc41d00b4de3915dc82f8f0fc3b6265</meta:generator>
    <meta:document-statistic meta:table-count="1" meta:cell-count="70" meta:object-count="0"/>
  </office:meta>
</office:document-meta>
</file>